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8b26c9"/>
    </style:style>
    <style:style style:name="P2" style:family="paragraph" style:parent-style-name="Standard">
      <style:paragraph-properties style:text-autospace="none"/>
      <style:text-properties fo:color="#006400"/>
    </style:style>
    <style:style style:name="P3" style:family="paragraph" style:parent-style-name="Standard">
      <style:paragraph-properties style:text-autospace="none"/>
      <style:text-properties fo:color="#000000"/>
    </style:style>
    <style:style style:name="P4" style:family="paragraph" style:parent-style-name="Standard">
      <style:paragraph-properties style:text-autospace="none"/>
      <style:text-properties style:use-window-font-color="true"/>
    </style:style>
    <style:style style:name="P5" style:family="paragraph" style:parent-style-name="Standard">
      <style:paragraph-properties style:text-autospace="none"/>
    </style:style>
    <style:style style:name="T1" style:family="text">
      <style:text-properties fo:color="#000096"/>
    </style:style>
    <style:style style:name="T2" style:family="text">
      <style:text-properties fo:color="#f5844c"/>
    </style:style>
    <style:style style:name="T3" style:family="text">
      <style:text-properties fo:color="#ff8040"/>
    </style:style>
    <style:style style:name="T4" style:family="text">
      <style:text-properties fo:color="#993300"/>
    </style:style>
    <style:style style:name="T5" style:family="text">
      <style:text-properties fo:color="#000000"/>
    </style:style>
    <style:style style:name="T6" style:family="text">
      <style:text-properties fo:color="#0064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?xml version="1.0" encoding="UTF-8"?&gt;</text:p>
      <text:p text:style-name="P2">&lt;!--</text:p>
      <text:p text:style-name="P2"><text:tab/>* xcel_tiff.xml</text:p>
      <text:p text:style-name="P2"><text:tab/>* This module is part of the XCL software system</text:p>
      <text:p text:style-name="P2"><text:tab/>*</text:p>
      <text:p text:style-name="P2"><text:tab/>* Written by <text:s/>Volker Heydegger, Johanna Neumann, <text:s/>Jan Schnasse, Manfred Thaller 2006 - 2007</text:p>
      <text:p text:style-name="P2"><text:tab/>*</text:p>
      <text:p text:style-name="P2"><text:tab/>* Copyright (C) <text:s/>2006 - 2007 Volker Heydegger, Johanna Neumann, <text:s/>Jan Schnasse, Manfred Thaller</text:p>
      <text:p text:style-name="P2"><text:tab/>*</text:p>
      <text:p text:style-name="P2"><text:tab/>* This program is free software; you can redistribute it and/or modify</text:p>
      <text:p text:style-name="P2"><text:tab/>* it under the terms of the GNU General Public License as published by</text:p>
      <text:p text:style-name="P2"><text:tab/>* the Free Software Foundation; either version 2 of the License, or</text:p>
      <text:p text:style-name="P2"><text:tab/>* (at your option) any later version.</text:p>
      <text:p text:style-name="P2"><text:tab/>*</text:p>
      <text:p text:style-name="P2"><text:tab/>* This program is distributed in the hope that it will be useful,</text:p>
      <text:p text:style-name="P2"><text:tab/>* but WITHOUT ANY WARRANTY; without even the implied warranty of</text:p>
      <text:p text:style-name="P2"><text:tab/>* MERCHANTABILITY or FITNESS FOR A PARTICULAR PURPOSE. <text:s/>See the</text:p>
      <text:p text:style-name="P2"><text:tab/>* GNU General Public License for more details.</text:p>
      <text:p text:style-name="P2"><text:tab/>*</text:p>
      <text:p text:style-name="P2">--&gt;</text:p>
      <text:p text:style-name="P3"/>
      <text:p text:style-name="P4"><text:span text:style-name="T1">&lt;XCELDocument</text:span><text:span text:style-name="T2"> xmlns</text:span><text:span text:style-name="T3">=</text:span><text:span text:style-name="T4">"http://www.planets-project.eu/xcl/schemas/xcl"</text:span></text:p>
      <text:p text:style-name="P4"><text:span text:style-name="T2"><text:tab/>xmlns:xsi</text:span><text:span text:style-name="T3">=</text:span><text:span text:style-name="T4">"http://www.w3.org/2001/XMLSchema-instance"</text:span></text:p>
      <text:p text:style-name="P4"><text:span text:style-name="T2"><text:tab/>xsi:schemaLocation</text:span><text:span text:style-name="T3">=</text:span><text:span text:style-name="T4">"http://www.planets-project.eu/xcl/schemas/xcl</text:span></text:p>
      <text:p text:style-name="P4"><text:span text:style-name="T4"><text:tab/>schemas/XCELImageTIFFExtension.xsd"</text:span><text:span text:style-name="T1">&gt;</text:span></text:p>
      <text:p text:style-name="P3"/>
      <text:p text:style-name="P4"><text:span text:style-name="T5"><text:tab/></text:span><text:span text:style-name="T6">&lt;!-- this is an instance of the XCEL draft version 0 <text:s/>for a Baseline TIFF object;</text:span></text:p>
      <text:p text:style-name="P4"><text:span text:style-name="T6"><text:tab/>values indicating a length or position are interpreted as Bytes, if not indicated otherwise--&gt;</text:span></text:p>
      <text:p text:style-name="P4"><text:span text:style-name="T5"><text:tab/></text:span><text:span text:style-name="T1">&lt;preProcessing&gt;</text:span><text:span text:style-name="T5"> </text:span><text:span text:style-name="T1">&lt;/preProcessing&gt;</text:span></text:p>
      <text:p text:style-name="P4"><text:span text:style-name="T5"><text:tab/></text:span><text:span text:style-name="T1">&lt;formatDescription&gt;</text:span><text:span text:style-name="T5"><text:tab/><text:tab/></text:span></text:p>
      <text:p text:style-name="P4"><text:span text:style-name="T5"><text:tab/><text:tab/></text:span><text:span text:style-name="T1">&lt;item</text:span><text:span text:style-name="T2"> xsi:type</text:span><text:span text:style-name="T3">=</text:span><text:span text:style-name="T4">"structuringItem"</text:span><text:span text:style-name="T2"> identifier</text:span><text:span text:style-name="T3">=</text:span><text:span text:style-name="T4">"rootItem01"</text:span><text:span text:style-name="T1">&gt;</text:span></text:p>
      <text:p text:style-name="P4"><text:span text:style-name="T5"><text:tab/><text:tab/><text:tab/></text:span><text:span text:style-name="T6">&lt;!-- *************** <text:s/>Image file header: <text:s text:c="2"/>*********************** --&gt;</text:span></text:p>
      <text:p text:style-name="P4"><text:span text:style-name="T5"><text:tab/><text:tab/><text:tab/></text:span><text:span text:style-name="T1">&lt;item</text:span><text:span text:style-name="T2"> xsi:type</text:span><text:span text:style-name="T3">=</text:span><text:span text:style-name="T4">"structuringItem"</text:span><text:span text:style-name="T2"> identifier</text:span><text:span text:style-name="T3">=</text:span><text:span text:style-name="T4">"IDI01_Header"</text:span><text:span text:style-name="T1">&gt;</text:span></text:p>
      <text:p text:style-name="P4"><text:span text:style-name="T5"><text:tab/><text:tab/><text:tab/><text:tab/></text:span><text:span text:style-name="T1">&lt;symbol</text:span><text:span text:style-name="T2"> identifier</text:span><text:span text:style-name="T3">=</text:span><text:span text:style-name="T4">"Header_S01_ByteOrder"</text:span><text:span text:style-name="T2"> name</text:span><text:span text:style-name="T3">=</text:span><text:span text:style-name="T4">"byteOrder"</text:span><text:span text:style-name="T2"> length</text:span><text:span text:style-name="T3">=</text:span><text:span text:style-name="T4">"2"</text:span><text:span text:style-name="T1">&gt;</text:span></text:p>
      <text:p text:style-name="P4"><text:span text:style-name="T5"><text:tab/><text:tab/><text:tab/><text:tab/><text:tab/></text:span><text:span text:style-name="T1">&lt;valueInterpretation&gt;</text:span></text:p>
      <text:p text:style-name="P4"><text:span text:style-name="T5"><text:tab/><text:tab/><text:tab/><text:tab/><text:tab/><text:tab/></text:span><text:span text:style-name="T1">&lt;valueLabel&gt;</text:span><text:span text:style-name="T5">bigEndian</text:span><text:span text:style-name="T1">&lt;/valueLabel&gt;</text:span></text:p>
      <text:p text:style-name="P4"><text:span text:style-name="T5"><text:tab/><text:tab/><text:tab/><text:tab/><text:tab/><text:tab/></text:span><text:span text:style-name="T1">&lt;value&gt;</text:span><text:span text:style-name="T5">77 77</text:span><text:span text:style-name="T1">&lt;/value&gt;</text:span></text:p>
      <text:p text:style-name="P4"><text:span text:style-name="T5"><text:tab/><text:tab/><text:tab/><text:tab/><text:tab/><text:tab/></text:span><text:span text:style-name="T1">&lt;valueLabel&gt;</text:span><text:span text:style-name="T5">littleEndian</text:span><text:span text:style-name="T1">&lt;/valueLabel&gt;</text:span></text:p>
      <text:p text:style-name="P4"><text:span text:style-name="T5"><text:tab/><text:tab/><text:tab/><text:tab/><text:tab/><text:tab/></text:span><text:span text:style-name="T1">&lt;value&gt;</text:span><text:span text:style-name="T5">73 73</text:span><text:span text:style-name="T1">&lt;/value&gt;</text:span></text:p>
      <text:p text:style-name="P4"><text:span text:style-name="T5"><text:tab/><text:tab/><text:tab/><text:tab/><text:tab/></text:span><text:span text:style-name="T1">&lt;/valueInterpretation&gt;</text:span></text:p>
      <text:p text:style-name="P4"><text:span text:style-name="T5"><text:tab/><text:tab/><text:tab/><text:tab/></text:span><text:span text:style-name="T1">&lt;/symbol&gt;</text:span></text:p>
      <text:p text:style-name="P3"/>
      <text:p text:style-name="P4"><text:span text:style-name="T5"><text:tab/><text:tab/><text:tab/><text:tab/></text:span><text:span text:style-name="T1">&lt;processing</text:span><text:span text:style-name="T2"> type</text:span><text:span text:style-name="T3">=</text:span><text:span text:style-name="T4">"pushXCEL"</text:span><text:span text:style-name="T2"> xcelRef</text:span><text:span text:style-name="T3">=</text:span><text:span text:style-name="T4">"rootItem01"</text:span><text:span text:style-name="T1">&gt;</text:span></text:p>
      <text:p text:style-name="P4"><text:span text:style-name="T5"><text:tab/><text:tab/><text:tab/><text:tab/><text:tab/></text:span><text:span text:style-name="T1">&lt;processingMethod</text:span><text:span text:style-name="T2"> name</text:span><text:span text:style-name="T3">=</text:span><text:span text:style-name="T4">"setByteOrder"</text:span><text:span text:style-name="T1">&gt;</text:span></text:p>
      <text:p text:style-name="P4"><text:span text:style-name="T5"><text:tab/><text:tab/><text:tab/><text:tab/><text:tab/><text:tab/></text:span><text:span text:style-name="T1">&lt;param</text:span><text:span text:style-name="T2"> valueRef</text:span><text:span text:style-name="T3">=</text:span><text:span text:style-name="T4">"Header_S01_ByteOrder"</text:span><text:span text:style-name="T1">/&gt;</text:span></text:p>
      <text:p text:style-name="P4"><text:span text:style-name="T5"><text:tab/><text:tab/><text:tab/><text:tab/><text:tab/></text:span><text:span text:style-name="T1">&lt;/processingMethod&gt;</text:span></text:p>
      <text:p text:style-name="P4"><text:span text:style-name="T5"><text:tab/><text:tab/><text:tab/><text:tab/></text:span><text:span text:style-name="T1">&lt;/processing&gt;</text:span></text:p>
      <text:p text:style-name="P3"/>
      <text:p text:style-name="P4"><text:span text:style-name="T5"><text:tab/><text:tab/><text:tab/><text:tab/></text:span><text:span text:style-name="T1">&lt;symbol</text:span><text:span text:style-name="T2"> interpretation</text:span><text:span text:style-name="T3">=</text:span><text:span text:style-name="T4">"uint16"</text:span><text:span text:style-name="T2"> length</text:span><text:span text:style-name="T3">=</text:span><text:span text:style-name="T4">"2"</text:span><text:span text:style-name="T2"> value</text:span><text:span text:style-name="T3">=</text:span><text:span text:style-name="T4">"42"</text:span><text:span text:style-name="T2"> name</text:span><text:span text:style-name="T3">=</text:span><text:span text:style-name="T4">"signature"</text:span><text:span text:style-name="T1">/&gt;</text:span></text:p>
      <text:p text:style-name="P3"/>
      <text:p text:style-name="P4"><text:span text:style-name="T5"><text:tab/><text:tab/><text:tab/><text:tab/></text:span><text:span text:style-name="T1">&lt;symbol</text:span><text:span text:style-name="T2"> identifier</text:span><text:span text:style-name="T3">=</text:span><text:span text:style-name="T4">"IFDOffset"</text:span><text:span text:style-name="T2"> interpretation</text:span><text:span text:style-name="T3">=</text:span><text:span text:style-name="T4">"uint32"</text:span><text:span text:style-name="T2"> length</text:span><text:span text:style-name="T3">=</text:span><text:span text:style-name="T4">"4"</text:span><text:span text:style-name="T1">/&gt;</text:span></text:p>
      <text:p text:style-name="P3"/>
      <text:p text:style-name="P3"/>
      <text:p text:style-name="P4"><text:span text:style-name="T5"><text:tab/><text:tab/><text:tab/><text:tab/></text:span><text:span text:style-name="T1">&lt;processing</text:span><text:span text:style-name="T2"> type</text:span><text:span text:style-name="T3">=</text:span><text:span text:style-name="T4">"pushXCEL"</text:span><text:span text:style-name="T2"> xcelRef</text:span><text:span text:style-name="T3">=</text:span><text:span text:style-name="T4">"ImageFileDirectory"</text:span><text:span text:style-name="T1">&gt;</text:span></text:p>
      <text:p text:style-name="P4"><text:span text:style-name="T5"><text:tab/><text:tab/><text:tab/><text:tab/><text:tab/></text:span><text:span text:style-name="T1">&lt;processingMethod</text:span><text:span text:style-name="T2"> name</text:span><text:span text:style-name="T3">=</text:span><text:span text:style-name="T4">"setStartPosition"</text:span><text:span text:style-name="T1">&gt;</text:span></text:p>
      <text:p text:style-name="P4"><text:span text:style-name="T5"><text:tab/><text:tab/><text:tab/><text:tab/><text:tab/><text:tab/></text:span><text:span text:style-name="T1">&lt;param</text:span><text:span text:style-name="T2"> valueRef</text:span><text:span text:style-name="T3">=</text:span><text:span text:style-name="T4">"IFDOffset"</text:span><text:span text:style-name="T1">/&gt;</text:span></text:p>
      <text:p text:style-name="P4"><text:span text:style-name="T5"><text:tab/><text:tab/><text:tab/><text:tab/><text:tab/></text:span><text:span text:style-name="T1">&lt;/processingMethod&gt;</text:span></text:p>
      <text:p text:style-name="P4"><text:span text:style-name="T5"><text:tab/><text:tab/><text:tab/><text:tab/></text:span><text:span text:style-name="T1">&lt;/processing&gt;</text:span></text:p>
      <text:p text:style-name="P4"><text:span text:style-name="T5"><text:tab/><text:tab/><text:tab/></text:span><text:span text:style-name="T1">&lt;/item&gt;</text:span></text:p>
      <text:p text:style-name="P4"><text:span text:style-name="T5"><text:tab/><text:tab/><text:tab/></text:span><text:span text:style-name="T6">&lt;!-- End: Image file Header --&gt;</text:span></text:p>
      <text:p text:style-name="P3"/>
      <text:p text:style-name="P4"><text:span text:style-name="T5"><text:tab/><text:tab/><text:tab/></text:span><text:span text:style-name="T6">&lt;!-- <text:s text:c="7"/>****************** <text:s text:c="5"/>IFD : <text:s text:c="3"/>********************** <text:s/>--&gt;</text:span></text:p>
      <text:p text:style-name="P4"><text:span text:style-name="T5"><text:tab/><text:tab/><text:tab/></text:span><text:span text:style-name="T1">&lt;item</text:span><text:span text:style-name="T2"> xsi:type</text:span><text:span text:style-name="T3">=</text:span><text:span text:style-name="T4">"structuringItem"</text:span><text:span text:style-name="T2"> identifier</text:span><text:span text:style-name="T3">=</text:span><text:span text:style-name="T4">"ImageFileDirectory"</text:span><text:span text:style-name="T2"> multiple</text:span><text:span text:style-name="T3">=</text:span><text:span text:style-name="T4">"false"</text:span><text:span text:style-name="T1">&gt;</text:span></text:p>
      <text:p text:style-name="P3"/>
      <text:p text:style-name="P4"><text:span text:style-name="T5"><text:tab/><text:tab/><text:tab/><text:tab/></text:span><text:span text:style-name="T6">&lt;!--die Position des IFD ist jetzt bekannt, da durch vorherige procMeth gesetzt ; das Attribut 'multiple' ist gesetzt, da das IFD wiederholbar ist;ordered="true': jedes IFD erscheint in genau dieser Abfolge der Kindelemente --&gt;</text:span></text:p>
      <text:p text:style-name="P3"/>
      <text:p text:style-name="P4"><text:span text:style-name="T5"><text:tab/><text:tab/><text:tab/><text:tab/></text:span><text:span text:style-name="T1">&lt;symbol</text:span><text:span text:style-name="T2"> identifier</text:span><text:span text:style-name="T3">=</text:span><text:span text:style-name="T4">"numberOfEntries"</text:span><text:span text:style-name="T2"> interpretation</text:span><text:span text:style-name="T3">=</text:span><text:span text:style-name="T4">"uint16"</text:span><text:span text:style-name="T2"> length</text:span><text:span text:style-name="T3">=</text:span><text:span text:style-name="T4">"2"</text:span><text:span text:style-name="T1">/&gt;</text:span></text:p>
      <text:p text:style-name="P3"/>
      <text:p text:style-name="P3"/>
      <text:p text:style-name="P4"><text:span text:style-name="T5"><text:tab/><text:tab/><text:tab/><text:tab/></text:span><text:span text:style-name="T6">&lt;!-- JS:nach meinem VerstÃ¤ndnis muss hier multiple auf false gesetzt sein, da dieses Item ja nur einmal abgearbeitet wird--&gt;</text:span></text:p>
      <text:p text:style-name="P4"><text:span text:style-name="T5"><text:tab/><text:tab/><text:tab/><text:tab/></text:span><text:span text:style-name="T1">&lt;item</text:span><text:span text:style-name="T2"> xsi:type</text:span><text:span text:style-name="T3">=</text:span><text:span text:style-name="T4">"structuringItem"</text:span><text:span text:style-name="T2"> multiple</text:span><text:span text:style-name="T3">=</text:span><text:span text:style-name="T4">"false"</text:span><text:span text:style-name="T2"> order</text:span><text:span text:style-name="T3">=</text:span><text:span text:style-name="T4">"all"</text:span></text:p>
      <text:p text:style-name="P4"><text:span text:style-name="T2"><text:tab/><text:tab/><text:tab/><text:tab/><text:tab/>identifier</text:span><text:span text:style-name="T3">=</text:span><text:span text:style-name="T4">"IDF_I01_IFDEntries"</text:span><text:span text:style-name="T1">&gt;</text:span></text:p>
      <text:p text:style-name="P4"><text:span text:style-name="T5"><text:tab/><text:tab/><text:tab/><text:tab/><text:tab/></text:span><text:span text:style-name="T6">&lt;!-- es folgen sÃ¤mtliche mÃ¶glichen tags(entries);'multiple' ist wieder auf 'true' gesetzt, weil directory entries wiederholbar sind; --&gt;</text:span></text:p>
      <text:p text:style-name="P3"/>
      <text:p text:style-name="P4"><text:span text:style-name="T5"><text:tab/><text:tab/><text:tab/><text:tab/><text:tab/></text:span><text:span text:style-name="T6">&lt;!-- Tag 254: NewSubfileType (XCL: subfileType (!noch nicht in der xcel!))<text:tab/>--&gt;</text:span></text:p>
      <text:p text:style-name="P5"><text:span text:style-name="T5"><text:tab/><text:tab/><text:tab/><text:tab/><text:tab/></text:span><text:span text:style-name="T1">&lt;item</text:span><text:span text:style-name="T2"> xsi:type</text:span><text:span text:style-name="T3">=</text:span><text:span text:style-name="T4">"structuringItem"</text:span><text:span text:style-name="T2"> identifier</text:span><text:span text:style-name="T3">=</text:span><text:span text:style-name="T4">"IFDE_254"</text:span><text:span text:style-name="T2"> optional</text:span><text:span text:style-name="T3">=</text:span><text:span text:style-name="T4">"true"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5-29T16:26:36</meta:creation-date>
    <dc:date>2008-05-29T16:29:06</dc:date>
    <dc:language>de-DE</dc:language>
    <meta:editing-cycles>2</meta:editing-cycles>
    <meta:editing-duration>PT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3" meta:word-count="389" meta:character-count="3281"/>
  </office:meta>
</office:document-meta>
</file>